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38%" fo:text-align="center" style:justify-single-word="false" style:writing-mode="lr-tb"/>
      <style:text-properties fo:font-variant="normal" fo:text-transform="none" fo:color="#ff0000" style:text-line-through-style="none" style:font-name="Arial1" fo:font-size="21pt" fo:font-style="normal" style:text-underline-style="none" fo:font-weight="bold" style:text-blinking="false" fo:background-color="transparen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3"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Text_20_body">
      <style:paragraph-properties fo:margin-top="0cm" fo:margin-bottom="0cm" fo:line-height="138%" style:writing-mode="lr-tb"/>
    </style:style>
    <style:style style:name="P5"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 style:family="paragraph" style:parent-style-name="Text_20_body" style:list-style-name="L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9"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0"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1" style:family="paragraph" style:parent-style-name="Text_20_body" style:list-style-name="L6">
      <style:paragraph-properties fo:margin-left="1.27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Text_20_body">
      <style:paragraph-properties fo:margin-left="1.27cm" fo:margin-right="0cm" fo:text-indent="0cm" style:auto-text-indent="false"/>
    </style:style>
    <style:style style:name="T1"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3f22a93-7fff-6e85-c32a-ee3f406dbd20"/>Analyse</text:p>
      <text:p text:style-name="Text_20_body"/>
      <text:p text:style-name="P4"><text:span text:style-name="T1">But : </text:span><text:span text:style-name="T2">Créer une IA qui joue à OSU!</text:span></text:p>
      <text:p text:style-name="Text_20_body"/>
      <text:p text:style-name="P2">Description du projet :</text:p>
      <text:p text:style-name="P3">L’objectif est de faire une IA qui apprendra à jouer à un jeu. Une fois qu’on aura lancé le jeu, on lancera l’IA qui reconnaîtra automatiquement ce que le jeu affiche et qui enverra les inputs les plus optimisés pour marquer le plus de points possibles en ayant aucune connaissance du jeu. Elle devra donc s'améliorer en s’entrainant au jeu.</text:p>
      <text:p text:style-name="Text_20_body"/>
      <text:p text:style-name="P2">Fonctionnalités principales :</text:p>
      <text:list xml:id="list312272136616871743" text:style-name="L1">
        <text:list-item>
          <text:p text:style-name="P5">Doit être capable de jouer à des beatmaps de niveau 2* ou plus.</text:p>
        </text:list-item>
        <text:list-item>
          <text:p text:style-name="P5">Doit être autonome dans son apprentissage profond.</text:p>
        </text:list-item>
      </text:list>
      <text:p text:style-name="Text_20_body"/>
      <text:p text:style-name="P2">Contraintes de réalisation: </text:p>
      <text:list xml:id="list7713817925931588157" text:style-name="L2">
        <text:list-item>
          <text:p text:style-name="P6">L’IA doit être codé en python.</text:p>
        </text:list-item>
        <text:list-item>
          <text:p text:style-name="P6">L’IA doit analyser l’image en temps réel.</text:p>
        </text:list-item>
        <text:list-item>
          <text:p text:style-name="P6">L’IA doit posséder un système de persistance.</text:p>
        </text:list-item>
        <text:list-item>
          <text:p text:style-name="P6">Au départ l’IA ne doit pas savoir comment jouer au jeu.</text:p>
        </text:list-item>
      </text:list>
      <text:p text:style-name="Text_20_body"/>
      <text:p text:style-name="P2">Contrainte technique :</text:p>
      <text:list xml:id="list8491524809745153048" text:style-name="L3">
        <text:list-item>
          <text:p text:style-name="P7">L’IA ne doit pas être trop gourmande en ressources matérielles.</text:p>
        </text:list-item>
        <text:list-item>
          <text:p text:style-name="P7">Faire une interface graphique du réseau de neurones optionnelle.</text:p>
        </text:list-item>
      </text:list>
      <text:p text:style-name="Text_20_body"/>
      <text:p text:style-name="P2">Options : </text:p>
      <text:list xml:id="list3474448057715476387" text:style-name="L4">
        <text:list-item>
          <text:p text:style-name="P8">Déplacement fluide de la souris.</text:p>
        </text:list-item>
        <text:list-item>
          <text:p text:style-name="P8">Version mobile.</text:p>
        </text:list-item>
        <text:list-item>
          <text:p text:style-name="P8">Faire l’algorithme sans accès au code source d’OSU! pour récupérer le score.</text:p>
        </text:list-item>
        <text:list-item>
          <text:p text:style-name="P8">Faire une optimisation des ressources la plus grande possible.</text:p>
        </text:list-item>
        <text:list-item>
          <text:p text:style-name="P8">Gérer le lancement et la fin des parties.</text:p>
        </text:list-item>
      </text:list>
      <text:p text:style-name="Text_20_body"/>
      <text:p text:style-name="P2">Livrables fin P2:</text:p>
      <text:list xml:id="list4819464526815981119" text:style-name="L5">
        <text:list-item>
          <text:p text:style-name="P9">La documentation technique du projet.</text:p>
        </text:list-item>
        <text:list-item>
          <text:p text:style-name="P9">L’algorithme qui est fonctionnelle, c’est à dire qui est capable de:</text:p>
        </text:list-item>
      </text:list>
      <text:list xml:id="list7161588422748652776" text:style-name="L6">
        <text:list-item>
          <text:p text:style-name="P11">Récupérer le score du jeu.</text:p>
        </text:list-item>
        <text:list-item>
          <text:p text:style-name="P11">Gérer la visée et le clic dans le jeu.</text:p>
        </text:list-item>
        <text:list-item>
          <text:p text:style-name="P11">Jouer sur des maps à bas niveau composé uniquement de cercle.</text:p>
        </text:list-item>
        <text:list-item>
          <text:p text:style-name="P11">Utiliser son environnement sans pour autant l'appréhender(sans viser parfaitement).</text:p>
        </text:list-item>
      </text:list>
      <text:p text:style-name="P12"><text:soft-page-break/></text:p>
      <text:p text:style-name="P2">Livrables fin P3:</text:p>
      <text:list xml:id="list4494424813650935108" text:style-name="L7">
        <text:list-item>
          <text:p text:style-name="P10">Une vidéo qui montre l’évolution des performances de l’IA dans le temps.</text:p>
        </text:list-item>
        <text:list-item>
          <text:p text:style-name="P10">L’algorithme fonctionnelle qui respecte le cahier des charg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S</meta:editing-duration>
    <meta:editing-cycles>3</meta:editing-cycles>
    <meta:generator>OpenOffice/4.1.7$Win32 OpenOffice.org_project/417m1$Build-9800</meta:generator>
    <dc:date>2020-11-16T10:07:17.84</dc:date>
    <meta:document-statistic meta:table-count="0" meta:image-count="0" meta:object-count="0" meta:page-count="2" meta:paragraph-count="31" meta:word-count="288" meta:character-count="1633"/>
    <meta:user-defined meta:name="Info 1"/>
    <meta:user-defined meta:name="Info 2"/>
    <meta:user-defined meta:name="Info 3"/>
    <meta:user-defined meta:name="Info 4"/>
  </office:meta>
</office:document-meta>
</file>